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ocoonLogFormatter.getRequestId( ContextMap ctx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CocoonLogFormatter.getClass( int forma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CocoonLogFormatter.getThread( ContextMap ctx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llStack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ocoonLogFormatter.setTypes( String typeSt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CocoonLogFormatter.setTypes( String [ ] typeStrin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CocoonLogFormatter.getURI( ContextMap ctx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CocoonLogFormatter.getHost( ContextMap ctx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CocoonLogFormatter.getTypeIdFor( final String 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CocoonLogFormatter.format( final LogEvent eve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">
            <text:p text:style-name="Table_20_Contents">5</text:p>
          </table:table-cell>
          <table:table-cell office:value-type="float" office:value="82">
            <text:p text:style-name="Table_20_Contents">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